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Min Pot</text:p>
          </table:table-cell>
          <table:table-cell office:value-type="string" calcext:value-type="string">
            <text:p>Max Pot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ot Tolerance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75000" calcext:value-type="float">
            <text:p>75000</text:p>
          </table:table-cell>
          <table:table-cell office:value-type="float" office:value="1800" calcext:value-type="float">
            <text:p>18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office:value-type="string" calcext:value-type="string">
            <text:p>Di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</text:p>
          </table:table-cell>
          <table:table-cell table:formula="of:=[.D2]/([.E2]+[.B2])*1.215+1.215-0.000005*[.D2]" office:value-type="float" office:value="50.9086813186813" calcext:value-type="float">
            <text:p>50.9086813187</text:p>
          </table:table-cell>
          <table:table-cell table:style-name="ce1" table:formula="of:=[.D2]/([.E2]+[.C2]*(1-[.H2]))*1.215+1.215-0.000005*[.D2]" office:value-type="float" office:value="42.7365517241379" calcext:value-type="float">
            <text:p>42.7365517241</text:p>
          </table:table-cell>
          <table:table-cell table:formula="of:=AVERAGE([.B4:.C4])" office:value-type="float" office:value="46.8226165214096" calcext:value-type="float">
            <text:p>46.8226165214</text:p>
          </table:table-cell>
          <table:table-cell table:formula="of:=[.C4]-[.B4]" office:value-type="float" office:value="-8.17212959454339" calcext:value-type="float">
            <text:p>-8.1721295945</text:p>
          </table:table-cell>
          <table:table-cell table:number-columns-repeated="2"/>
          <table:table-cell office:value-type="string" calcext:value-type="string">
            <text:p>Power Max</text:p>
          </table:table-cell>
          <table:table-cell office:value-type="string" calcext:value-type="string">
            <text:p>Current Max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([.D2]*(1-[.F2]))/([.E2]*(1+[.F2])+[.B2])*1.215+1.215-0.000005*[.D2]" office:value-type="float" office:value="49.9225625680087" calcext:value-type="float">
            <text:p>49.922562568</text:p>
          </table:table-cell>
          <table:table-cell table:style-name="ce1" table:formula="of:=([.D2]*(1-[.F2]))/([.E2]*(1+[.F2])+[.C2]*(1-[.H2]))*1.215+1.215-0.000005*[.D2]" office:value-type="float" office:value="41.9771409028728" calcext:value-type="float">
            <text:p>41.9771409029</text:p>
          </table:table-cell>
          <table:table-cell table:formula="of:=AVERAGE([.B5:.C5])" office:value-type="float" office:value="45.9498517354407" calcext:value-type="float">
            <text:p>45.9498517354</text:p>
          </table:table-cell>
          <table:table-cell table:formula="of:=[.C5]-[.B5]" office:value-type="float" office:value="-7.94542166513593" calcext:value-type="float">
            <text:p>-7.9454216651</text:p>
          </table:table-cell>
          <table:table-cell table:number-columns-repeated="2"/>
          <table:table-cell table:formula="of:=[.G2]*[.G2]/([.B2]+[.D2]*(1-[.F2])+[.E2]*(1-[.F2]))" office:value-type="float" office:value="0.131488981223374" calcext:value-type="float">
            <text:p>0.1314889812</text:p>
          </table:table-cell>
          <table:table-cell table:formula="of:=[.G2]/([.D2]*(1-[.F2])+[.E2]*(1-[.F2]))" office:value-type="float" office:value="0.00131523569023569" calcext:value-type="float">
            <text:p>0.001315235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([.D2]*(1+[.F2]))/([.E2]*(1-[.F2])+[.B2])*1.215+1.215-0.000005*[.D2]" office:value-type="float" office:value="51.914500554939" calcext:value-type="float">
            <text:p>51.9145005549</text:p>
          </table:table-cell>
          <table:table-cell table:style-name="ce1" table:formula="of:=([.D2]*(1+[.F2]))/([.E2]*(1-[.F2])+[.C2]*(1-[.H2]))*1.215+1.215-0.000005*[.D2]" office:value-type="float" office:value="43.5086369958276" calcext:value-type="float">
            <text:p>43.5086369958</text:p>
          </table:table-cell>
          <table:table-cell table:formula="of:=AVERAGE([.B6:.C6])" office:value-type="float" office:value="47.7115687753833" calcext:value-type="float">
            <text:p>47.7115687754</text:p>
          </table:table-cell>
          <table:table-cell table:formula="of:=[.C6]-[.B6]" office:value-type="float" office:value="-8.40586355911142" calcext:value-type="float">
            <text:p>-8.4058635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</text:p>
          </table:table-cell>
          <table:table-cell table:formula="of:=[.B6]-[.B5]" office:value-type="float" office:value="1.99193798693025" calcext:value-type="float">
            <text:p>1.9919379869</text:p>
          </table:table-cell>
          <table:table-cell table:formula="of:=[.C6]-[.C5]" office:value-type="float" office:value="1.53149609295476" calcext:value-type="float">
            <text:p>1.5314960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igh/Low</text:p>
          </table:table-cell>
          <table:table-cell table:formula="of:=[.B5]" office:value-type="float" office:value="49.9225625680087" calcext:value-type="float">
            <text:p>49.922562568</text:p>
          </table:table-cell>
          <table:table-cell table:formula="of:=[.C6]" office:value-type="float" office:value="43.5086369958276" calcext:value-type="float">
            <text:p>43.5086369958</text:p>
          </table:table-cell>
          <table:table-cell table:formula="of:=AVERAGE([.B9:.C9])" office:value-type="float" office:value="46.7155997819181" calcext:value-type="float">
            <text:p>46.7155997819</text:p>
          </table:table-cell>
          <table:table-cell table:formula="of:=[.C9]-[.B9]" office:value-type="float" office:value="-6.41392557218117" calcext:value-type="float">
            <text:p>-6.41392557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/00/0000</text:date>, <text:time style:data-style-name="N2" text:time-value="12:32:59.429852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0:51:49.584922750</meta:creation-date>
    <dc:date>2015-06-14T13:14:09.791551061</dc:date>
    <meta:editing-duration>PT31M36S</meta:editing-duration>
    <meta:editing-cycles>2</meta:editing-cycles>
    <meta:generator>LibreOffice/4.3.3.2$Linux_X86_64 LibreOffice_project/430m0$Build-2</meta:generator>
    <meta:document-statistic meta:table-count="1" meta:cell-count="43" meta:object-count="0"/>
  </office:meta>
</office:document-meta>
</file>